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linecap="butt" draw:fill-color="#333333" draw:textarea-horizontal-align="justify" draw:textarea-vertical-align="middle" draw:auto-grow-height="false" fo:min-height="0.75cm" fo:min-width="13.5cm"/>
      <style:paragraph-properties style:writing-mode="lr-tb"/>
    </style:style>
    <style:style style:name="gr2" style:family="graphic" style:parent-style-name="standard">
      <style:graphic-properties draw:stroke="dash" draw:stroke-dash="Dot_20__28_Rounded_29_" svg:stroke-color="#000000" svg:stroke-linecap="round" draw:fill-color="#666666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.75cm" fo:min-width="1.5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2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1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-color="#666666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2a6099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a6099" loext:opacity="100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4cm" svg:height="1cm" svg:x="2cm" svg:y="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6cm" svg:y="4cm"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1cm" svg:x="1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2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1cm" svg:height="4cm" svg:x="2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66cm" svg:height="0.962cm" svg:x="17.334cm" svg:y="2.288cm">
          <draw:text-box>
            <text:p>Part</text:p>
          </draw:text-box>
        </draw:frame>
        <draw:frame draw:style-name="gr8" draw:text-style-name="P8" draw:layer="layout" svg:width="1.84cm" svg:height="0.962cm" svg:x="19.16cm" svg:y="2.25cm">
          <draw:text-box>
            <text:p>Total</text:p>
          </draw:text-box>
        </draw:frame>
        <draw:frame draw:style-name="gr8" draw:text-style-name="P8" draw:layer="layout" svg:width="2.614cm" svg:height="0.962cm" svg:x="14.886cm" svg:y="2.288cm">
          <draw:text-box>
            <text:p>Method</text:p>
          </draw:text-box>
        </draw:frame>
        <draw:frame draw:style-name="gr8" draw:text-style-name="P8" draw:layer="layout" svg:width="1.416cm" svg:height="0.962cm" svg:x="4.25cm" svg:y="2cm">
          <draw:text-box>
            <text:p>Sig</text:p>
          </draw:text-box>
        </draw:frame>
        <draw:frame draw:style-name="gr8" draw:text-style-name="P8" draw:layer="layout" svg:width="1.315cm" svg:height="0.962cm" svg:x="20.935cm" svg:y="2.25cm">
          <draw:text-box>
            <text:p>TP</text:p>
          </draw:text-box>
        </draw:frame>
        <draw:frame draw:style-name="gr9" draw:text-style-name="P8" draw:layer="layout" svg:width="1.556cm" svg:height="0.962cm" svg:x="22.037cm" svg:y="2.25cm">
          <draw:text-box>
            <text:p>Len</text:p>
          </draw:text-box>
        </draw:frame>
        <draw:frame draw:style-name="gr10" draw:text-style-name="P10" draw:layer="layout" svg:width="4.092cm" svg:height="0.962cm" svg:x="24.908cm" svg:y="6.288cm">
          <draw:text-box>
            <text:p text:style-name="P9"><text:span text:style-name="T2">Kex-Payload</text:span></text:p>
          </draw:text-box>
        </draw:frame>
        <draw:frame draw:style-name="gr8" draw:text-style-name="P12" draw:layer="layout" svg:width="1.687cm" svg:height="0.725cm" svg:x="4.107cm" svg:y="3.102cm">
          <draw:text-box>
            <text:p text:style-name="P11"><text:span text:style-name="T3">[0..13]</text:span></text:p>
          </draw:text-box>
        </draw:frame>
        <draw:frame draw:style-name="gr8" draw:text-style-name="P12" draw:layer="layout" svg:width="1.213cm" svg:height="0.725cm" svg:x="15.787cm" svg:y="3.25cm">
          <draw:text-box>
            <text:p text:style-name="P11"><text:span text:style-name="T3">[14]</text:span></text:p>
          </draw:text-box>
        </draw:frame>
        <draw:frame draw:style-name="gr8" draw:text-style-name="P12" draw:layer="layout" svg:width="1.827cm" svg:height="0.725cm" svg:x="17cm" svg:y="3.25cm">
          <draw:text-box>
            <text:p text:style-name="P11"><text:span text:style-name="T3">[15-16]</text:span></text:p>
          </draw:text-box>
        </draw:frame>
        <draw:frame draw:style-name="gr8" draw:text-style-name="P12" draw:layer="layout" svg:width="1.827cm" svg:height="0.725cm" svg:x="19.344cm" svg:y="3.264cm">
          <draw:text-box>
            <text:p><text:span text:style-name="T3">[17-18]</text:span></text:p>
          </draw:text-box>
        </draw:frame>
        <draw:frame draw:style-name="gr8" draw:text-style-name="P12" draw:layer="layout" svg:width="1.213cm" svg:height="0.725cm" svg:x="21cm" svg:y="3.275cm">
          <draw:text-box>
            <text:p><text:span text:style-name="T3">[19]</text:span></text:p>
          </draw:text-box>
        </draw:frame>
        <draw:frame draw:style-name="gr8" draw:text-style-name="P12" draw:layer="layout" svg:width="1.213cm" svg:height="0.725cm" svg:x="21.892cm" svg:y="3.25cm">
          <draw:text-box>
            <text:p><text:span text:style-name="T3">[20]</text:span></text:p>
          </draw:text-box>
        </draw:frame>
        <draw:frame draw:style-name="gr8" draw:text-style-name="P8" draw:layer="layout" svg:width="2.128cm" svg:height="0.962cm" svg:x="10.122cm" svg:y="7.038cm">
          <draw:text-box>
            <text:p>[21-..]</text:p>
          </draw:text-box>
        </draw:frame>
        <draw:frame draw:style-name="gr8" draw:text-style-name="P10" draw:layer="layout" svg:width="4.625cm" svg:height="0.962cm" svg:x="24.75cm" svg:y="4.25cm">
          <draw:text-box>
            <text:p text:style-name="P9"><text:span text:style-name="T2">KEX-HEADER</text:span></text:p>
          </draw:text-box>
        </draw:frame>
        <draw:line draw:style-name="gr11" draw:text-style-name="P13" draw:layer="layout" svg:x1="24.25cm" svg:y1="4.75cm" svg:x2="23.5cm" svg:y2="4.75cm">
          <text:p/>
        </draw:line>
        <draw:line draw:style-name="gr12" draw:text-style-name="P13" draw:layer="layout" svg:x1="24.5cm" svg:y1="6.75cm" svg:x2="23.5cm" svg:y2="6.75cm">
          <text:p/>
        </draw:line>
        <draw:line draw:style-name="gr13" draw:text-style-name="P13" draw:layer="layout" svg:x1="24.25cm" svg:y1="3.5cm" svg:x2="23.5cm" svg:y2="3.5cm">
          <text:p/>
        </draw:line>
        <draw:frame draw:style-name="gr8" draw:text-style-name="P10" draw:layer="layout" svg:width="2.754cm" svg:height="0.962cm" svg:x="24.746cm" svg:y="3cm">
          <draw:text-box>
            <text:p><text:span text:style-name="T2">Posiçã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3T05:24:10.994858516</meta:creation-date>
    <dc:date>2024-06-23T06:36:22.385492497</dc:date>
    <meta:editing-duration>PT9M39S</meta:editing-duration>
    <meta:editing-cycles>2</meta:editing-cycles>
    <meta:generator>LibreOffice/7.3.7.2$Linux_X86_64 LibreOffice_project/30$Build-2</meta:generator>
    <meta:document-statistic meta:object-count="26"/>
  </office:meta>
</office:document-meta>
</file>